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Sans Mono" svg:font-family="'DejaVu Sans Mono'" style:font-adornments="Regular"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table:align="margins" style:writing-mode="rl-tb"/>
    </style:style>
    <style:style style:name="Table1.A" style:family="table-column">
      <style:table-column-properties style:column-width="1.116in" style:rel-column-width="1607*"/>
    </style:style>
    <style:style style:name="Table1.B" style:family="table-column">
      <style:table-column-properties style:column-width="1.209in" style:rel-column-width="1741*"/>
    </style:style>
    <style:style style:name="Table1.C" style:family="table-column">
      <style:table-column-properties style:column-width="1.3799in" style:rel-column-width="1987*"/>
    </style:style>
    <style:style style:name="Table1.D" style:family="table-column">
      <style:table-column-properties style:column-width="1.4979in" style:rel-column-width="2157*"/>
    </style:style>
    <style:style style:name="Table1.E" style:family="table-column">
      <style:table-column-properties style:column-width="1.4972in" style:rel-column-width="215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text-align="end" style:justify-single-word="false" style:writing-mode="rl-tb"/>
      <style:text-properties fo:font-style="italic" style:font-style-asian="italic" style:font-style-complex="italic"/>
    </style:style>
    <style:style style:name="P3" style:family="paragraph" style:parent-style-name="Text_20_body">
      <style:paragraph-properties fo:text-align="end" style:justify-single-word="false" style:writing-mode="rl-tb"/>
      <style:text-properties style:font-name="Courier New1" fo:font-weight="normal" officeooo:rsid="0123cf8b" officeooo:paragraph-rsid="0123cf8b" style:font-weight-asian="normal" style:font-weight-complex="normal"/>
    </style:style>
    <style:style style:name="P4" style:family="paragraph" style:parent-style-name="Text_20_body">
      <style:paragraph-properties fo:text-align="end" style:justify-single-word="false" style:writing-mode="rl-tb"/>
      <style:text-properties officeooo:rsid="0123cf8b" officeooo:paragraph-rsid="0123cf8b"/>
    </style:style>
    <style:style style:name="P5" style:family="paragraph" style:parent-style-name="Text_20_body">
      <style:paragraph-properties fo:text-align="end" style:justify-single-word="false" style:writing-mode="rl-tb"/>
      <style:text-properties officeooo:paragraph-rsid="01ce8be7"/>
    </style:style>
    <style:style style:name="P6" style:family="paragraph" style:parent-style-name="Text_20_body">
      <style:paragraph-properties fo:text-align="end" style:justify-single-word="false" style:writing-mode="rl-tb"/>
      <style:text-properties officeooo:paragraph-rsid="01d0bb10"/>
    </style:style>
    <style:style style:name="P7" style:family="paragraph" style:parent-style-name="Text_20_body">
      <style:paragraph-properties fo:text-align="end" style:justify-single-word="false" style:writing-mode="rl-tb"/>
      <style:text-properties officeooo:paragraph-rsid="01d99f71"/>
    </style:style>
    <style:style style:name="P8" style:family="paragraph" style:parent-style-name="Text_20_body">
      <style:paragraph-properties fo:text-align="end" style:justify-single-word="false" style:writing-mode="rl-tb"/>
      <style:text-properties officeooo:rsid="01c741c9" officeooo:paragraph-rsid="01c741c9"/>
    </style:style>
    <style:style style:name="P9" style:family="paragraph" style:parent-style-name="Text_20_body">
      <style:paragraph-properties fo:text-align="end" style:justify-single-word="false" style:writing-mode="rl-tb"/>
      <style:text-properties officeooo:rsid="01c741c9" officeooo:paragraph-rsid="01c9a5c7"/>
    </style:style>
    <style:style style:name="P10" style:family="paragraph" style:parent-style-name="Text_20_body">
      <style:paragraph-properties fo:text-align="end" style:justify-single-word="false" style:writing-mode="rl-tb"/>
      <style:text-properties officeooo:rsid="01c741c9" officeooo:paragraph-rsid="01ce8be7"/>
    </style:style>
    <style:style style:name="P11" style:family="paragraph" style:parent-style-name="Text_20_body">
      <style:paragraph-properties fo:text-align="end" style:justify-single-word="false" style:writing-mode="rl-tb"/>
      <style:text-properties officeooo:rsid="01d2968b" officeooo:paragraph-rsid="01d2968b"/>
    </style:style>
    <style:style style:name="P12" style:family="paragraph" style:parent-style-name="Text_20_body">
      <style:paragraph-properties fo:text-align="end" style:justify-single-word="false" style:writing-mode="rl-tb"/>
      <style:text-properties officeooo:rsid="01ed2a13" officeooo:paragraph-rsid="01f032ee"/>
    </style:style>
    <style:style style:name="P13" style:family="paragraph" style:parent-style-name="Text_20_body">
      <style:paragraph-properties fo:text-align="end" style:justify-single-word="false" style:writing-mode="rl-tb"/>
      <style:text-properties officeooo:rsid="01f7ded1" officeooo:paragraph-rsid="01d0bb10"/>
    </style:style>
    <style:style style:name="P14" style:family="paragraph" style:parent-style-name="Text_20_body">
      <style:paragraph-properties fo:text-align="end" style:justify-single-word="false" style:writing-mode="rl-tb"/>
      <style:text-properties officeooo:rsid="0596ca4a" officeooo:paragraph-rsid="01fb90c7"/>
    </style:style>
    <style:style style:name="P15" style:family="paragraph" style:parent-style-name="Text_20_body">
      <style:paragraph-properties fo:text-align="end" style:justify-single-word="false" style:writing-mode="rl-tb"/>
      <style:text-properties officeooo:rsid="0596ca4a" officeooo:paragraph-rsid="01fcf33a"/>
    </style:style>
    <style:style style:name="P16" style:family="paragraph" style:parent-style-name="Text_20_body">
      <style:paragraph-properties fo:text-align="end" style:justify-single-word="false" style:writing-mode="rl-tb"/>
      <style:text-properties officeooo:rsid="0592d04b" officeooo:paragraph-rsid="0203e344"/>
    </style:style>
    <style:style style:name="P17" style:family="paragraph" style:parent-style-name="Text_20_body">
      <style:paragraph-properties fo:text-align="end" style:justify-single-word="false" style:writing-mode="rl-tb"/>
      <style:text-properties officeooo:rsid="0592d04b" officeooo:paragraph-rsid="02108a20"/>
    </style:style>
    <style:style style:name="P18" style:family="paragraph" style:parent-style-name="Standard">
      <style:paragraph-properties fo:text-align="center" style:justify-single-word="false" style:writing-mode="rl-tb"/>
    </style:style>
    <style:style style:name="P19" style:family="paragraph" style:parent-style-name="Standard">
      <style:paragraph-properties fo:text-align="center" style:justify-single-word="false" style:writing-mode="rl-tb"/>
      <style:text-properties officeooo:paragraph-rsid="00173214"/>
    </style:style>
    <style:style style:name="P20" style:family="paragraph" style:parent-style-name="Standard">
      <style:paragraph-properties fo:text-align="center" style:justify-single-word="false" style:writing-mode="rl-tb"/>
      <style:text-properties officeooo:paragraph-rsid="0018ddab"/>
    </style:style>
    <style:style style:name="P21" style:family="paragraph" style:parent-style-name="Standard">
      <style:paragraph-properties fo:text-align="end" style:justify-single-word="false" style:writing-mode="rl-tb"/>
    </style:style>
    <style:style style:name="P22" style:family="paragraph" style:parent-style-name="Standard">
      <style:paragraph-properties fo:text-align="end" style:justify-single-word="false" style:writing-mode="rl-tb"/>
      <style:text-properties officeooo:paragraph-rsid="01235216"/>
    </style:style>
    <style:style style:name="P23" style:family="paragraph" style:parent-style-name="Standard">
      <style:paragraph-properties fo:text-align="center" style:justify-single-word="false" style:writing-mode="rl-tb"/>
      <style:text-properties style:use-window-font-color="true"/>
    </style:style>
    <style:style style:name="P24" style:family="paragraph" style:parent-style-name="Heading_20_2">
      <style:paragraph-properties fo:text-align="end" style:justify-single-word="false" style:writing-mode="rl-tb"/>
      <style:text-properties officeooo:rsid="05735d0c" officeooo:paragraph-rsid="01fb90c7"/>
    </style:style>
    <style:style style:name="P25" style:family="paragraph" style:parent-style-name="Heading_20_2">
      <style:paragraph-properties fo:break-before="page"/>
      <style:text-properties officeooo:paragraph-rsid="01c54e92"/>
    </style:style>
    <style:style style:name="P26" style:family="paragraph" style:parent-style-name="Heading_20_2">
      <style:paragraph-properties fo:break-before="page"/>
      <style:text-properties officeooo:paragraph-rsid="005cabde"/>
    </style:style>
    <style:style style:name="P27" style:family="paragraph" style:parent-style-name="Heading_20_2">
      <style:paragraph-properties fo:break-before="page"/>
      <style:text-properties officeooo:paragraph-rsid="01fab7c4"/>
    </style:style>
    <style:style style:name="P28" style:family="paragraph" style:parent-style-name="Heading_20_2">
      <style:paragraph-properties fo:break-before="page"/>
      <style:text-properties officeooo:paragraph-rsid="01fff46a"/>
    </style:style>
    <style:style style:name="P29" style:family="paragraph" style:parent-style-name="Heading_20_1">
      <style:paragraph-properties fo:text-align="center" style:justify-single-word="false"/>
      <style:text-properties fo:font-weight="bold" style:font-weight-asian="bold" style:font-weight-complex="bold"/>
    </style:style>
    <style:style style:name="P30" style:family="paragraph" style:parent-style-name="Text_20_body">
      <style:paragraph-properties fo:margin-top="0in" fo:margin-bottom="0in" loext:contextual-spacing="false" fo:text-align="start" style:justify-single-word="false" style:writing-mode="lr-tb"/>
      <style:text-properties officeooo:rsid="0596ca4a" officeooo:paragraph-rsid="01fb90c7"/>
    </style:style>
    <style:style style:name="P31" style:family="paragraph" style:parent-style-name="Standard">
      <style:paragraph-properties fo:margin-top="0in" fo:margin-bottom="0in" loext:contextual-spacing="false" fo:text-align="start" style:justify-single-word="false" style:writing-mode="lr-tb"/>
      <style:text-properties officeooo:rsid="0596ca4a" officeooo:paragraph-rsid="01fb90c7"/>
    </style:style>
    <style:style style:name="P32" style:family="paragraph" style:parent-style-name="Text_20_body">
      <style:paragraph-properties fo:text-align="start" style:justify-single-word="false" style:writing-mode="lr-tb"/>
      <style:text-properties fo:font-style="italic" officeooo:rsid="0596ca4a" officeooo:paragraph-rsid="01fb90c7" style:font-style-asian="italic" style:font-style-complex="italic"/>
    </style:style>
    <style:style style:name="P33" style:family="paragraph" style:parent-style-name="Text_20_body">
      <style:paragraph-properties fo:text-align="start" style:justify-single-word="false" style:writing-mode="lr-tb"/>
      <style:text-properties officeooo:rsid="0596ca4a" officeooo:paragraph-rsid="01fb90c7"/>
    </style:style>
    <style:style style:name="P34" style:family="paragraph" style:parent-style-name="Standard">
      <style:paragraph-properties fo:text-align="start" style:justify-single-word="false" style:writing-mode="lr-tb"/>
      <style:text-properties officeooo:rsid="0596ca4a" officeooo:paragraph-rsid="01fb90c7"/>
    </style:style>
    <style:style style:name="P35" style:family="paragraph" style:parent-style-name="Heading_20_2">
      <style:paragraph-properties fo:break-before="page"/>
      <style:text-properties officeooo:paragraph-rsid="0220fa87"/>
    </style:style>
    <style:style style:name="P36" style:family="paragraph" style:parent-style-name="Heading_20_2">
      <style:paragraph-properties fo:margin-top="0.1665in" fo:margin-bottom="0.0835in" loext:contextual-spacing="false" fo:text-align="end" style:justify-single-word="false" style:writing-mode="rl-tb"/>
      <style:text-properties officeooo:paragraph-rsid="0123cf8b"/>
    </style:style>
    <style:style style:name="P37" style:family="paragraph" style:parent-style-name="Text_20_body">
      <style:paragraph-properties fo:text-align="end" style:justify-single-word="false" style:writing-mode="rl-tb"/>
      <style:text-properties fo:language="en" fo:country="US" officeooo:rsid="01b53fec" officeooo:paragraph-rsid="01b53fec"/>
    </style:style>
    <style:style style:name="P38" style:family="paragraph" style:parent-style-name="Text_20_body">
      <style:paragraph-properties fo:text-align="end" style:justify-single-word="false" style:writing-mode="rl-tb"/>
      <style:text-properties fo:language="en" fo:country="US" officeooo:rsid="01b53fec" officeooo:paragraph-rsid="0220fa87"/>
    </style:style>
    <style:style style:name="P39" style:family="paragraph" style:parent-style-name="Text_20_body">
      <style:paragraph-properties fo:text-align="end" style:justify-single-word="false" style:writing-mode="rl-tb"/>
      <style:text-properties fo:language="en" fo:country="US" officeooo:rsid="01d048b2" officeooo:paragraph-rsid="01c74860"/>
    </style:style>
    <style:style style:name="P40" style:family="paragraph" style:parent-style-name="Text_20_body">
      <style:paragraph-properties fo:text-align="end" style:justify-single-word="false" style:writing-mode="rl-tb"/>
      <style:text-properties fo:language="en" fo:country="US" officeooo:rsid="01bd4214" officeooo:paragraph-rsid="0220fa87"/>
    </style:style>
    <style:style style:name="P41" style:family="paragraph" style:parent-style-name="Text_20_body">
      <style:paragraph-properties fo:text-align="end" style:justify-single-word="false" style:writing-mode="rl-tb"/>
      <style:text-properties officeooo:rsid="01c9a5c7" officeooo:paragraph-rsid="01c9a5c7"/>
    </style:style>
    <style:style style:name="P42" style:family="paragraph" style:parent-style-name="Text_20_body" style:list-style-name="L2">
      <style:paragraph-properties fo:text-align="end" style:justify-single-word="false" style:writing-mode="rl-tb"/>
      <style:text-properties officeooo:rsid="01c741c9" officeooo:paragraph-rsid="01c741c9"/>
    </style:style>
    <style:style style:name="P43" style:family="paragraph" style:parent-style-name="Text_20_body" style:list-style-name="L3">
      <style:paragraph-properties fo:text-align="end" style:justify-single-word="false" style:writing-mode="rl-tb"/>
      <style:text-properties officeooo:rsid="01d49a72" officeooo:paragraph-rsid="01d63bcb"/>
    </style:style>
    <style:style style:name="P44" style:family="paragraph" style:parent-style-name="Text_20_body" style:list-style-name="L3">
      <style:paragraph-properties fo:text-align="end" style:justify-single-word="false" style:writing-mode="rl-tb"/>
      <style:text-properties officeooo:rsid="01f42644" officeooo:paragraph-rsid="01f42644"/>
    </style:style>
    <style:style style:name="P45" style:family="paragraph" style:parent-style-name="Text_20_body" style:list-style-name="L3">
      <style:paragraph-properties fo:text-align="end" style:justify-single-word="false" style:writing-mode="rl-tb"/>
      <style:text-properties officeooo:rsid="01f3c389" officeooo:paragraph-rsid="01f3c389"/>
    </style:style>
    <style:style style:name="P46" style:family="paragraph" style:parent-style-name="Text_20_body" style:list-style-name="L4">
      <style:paragraph-properties fo:text-align="end" style:justify-single-word="false" style:writing-mode="rl-tb"/>
      <style:text-properties officeooo:paragraph-rsid="01f032ee"/>
    </style:style>
    <style:style style:name="P47" style:family="paragraph" style:parent-style-name="Text_20_body" style:list-style-name="L4">
      <style:paragraph-properties fo:text-align="end" style:justify-single-word="false" style:writing-mode="rl-tb"/>
      <style:text-properties officeooo:rsid="01ed2a13" officeooo:paragraph-rsid="01f032ee"/>
    </style:style>
    <style:style style:name="P48" style:family="paragraph" style:parent-style-name="Text_20_body">
      <style:paragraph-properties fo:text-align="end" style:justify-single-word="false" style:writing-mode="rl-tb"/>
      <style:text-properties officeooo:rsid="01b25c59" officeooo:paragraph-rsid="0220fa87"/>
    </style:style>
    <style:style style:name="P49" style:family="paragraph" style:parent-style-name="Text_20_body">
      <style:paragraph-properties fo:text-align="end" style:justify-single-word="false" style:writing-mode="rl-tb"/>
      <style:text-properties officeooo:rsid="01b25c59" officeooo:paragraph-rsid="01b25c59"/>
    </style:style>
    <style:style style:name="P50" style:family="paragraph" style:parent-style-name="Text_20_body">
      <style:paragraph-properties fo:text-align="end" style:justify-single-word="false" style:writing-mode="rl-tb"/>
      <style:text-properties officeooo:rsid="01b25c59" officeooo:paragraph-rsid="01bf42c5"/>
    </style:style>
    <style:style style:name="P51" style:family="paragraph" style:parent-style-name="Text_20_body">
      <style:paragraph-properties fo:text-align="end" style:justify-single-word="false" style:writing-mode="rl-tb"/>
      <style:text-properties officeooo:rsid="01b27284" officeooo:paragraph-rsid="0220fa87"/>
    </style:style>
    <style:style style:name="P52" style:family="paragraph" style:parent-style-name="Text_20_body">
      <style:paragraph-properties fo:text-align="end" style:justify-single-word="false" style:writing-mode="rl-tb"/>
      <style:text-properties officeooo:rsid="01b27284" officeooo:paragraph-rsid="01b27284"/>
    </style:style>
    <style:style style:name="P53" style:family="paragraph" style:parent-style-name="Text_20_body">
      <style:paragraph-properties fo:text-align="end" style:justify-single-word="false" style:writing-mode="rl-tb"/>
      <style:text-properties officeooo:rsid="0592d04b" officeooo:paragraph-rsid="0203e344"/>
    </style:style>
    <style:style style:name="P54" style:family="paragraph" style:parent-style-name="Text_20_body">
      <style:paragraph-properties fo:margin-top="0in" fo:margin-bottom="0.0181in" loext:contextual-spacing="false" fo:text-align="end" style:justify-single-word="false" style:writing-mode="rl-tb"/>
      <style:text-properties fo:language="en" fo:country="US" fo:font-weight="bold" officeooo:rsid="01fb90c7" officeooo:paragraph-rsid="01fe0918" style:font-weight-asian="bold"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220fa87"/>
    </style:style>
    <style:style style:name="P57" style:family="paragraph" style:parent-style-name="Table_20_Contents">
      <style:paragraph-properties fo:text-align="center" style:justify-single-word="false"/>
      <style:text-properties officeooo:rsid="01b5964d" officeooo:paragraph-rsid="0220fa87"/>
    </style:style>
    <style:style style:name="P58" style:family="paragraph" style:parent-style-name="Table_20_Contents">
      <style:paragraph-properties fo:text-align="center" style:justify-single-word="false"/>
      <style:text-properties officeooo:rsid="01b5964d" officeooo:paragraph-rsid="01b5964d"/>
    </style:style>
    <style:style style:name="P59" style:family="paragraph" style:parent-style-name="Table_20_Contents">
      <style:paragraph-properties fo:text-align="center" style:justify-single-word="false"/>
      <style:text-properties officeooo:rsid="01d4eac8" officeooo:paragraph-rsid="0220fa87"/>
    </style:style>
    <style:style style:name="P60" style:family="paragraph" style:parent-style-name="Table_20_Contents">
      <style:paragraph-properties fo:text-align="center" style:justify-single-word="false"/>
      <style:text-properties officeooo:rsid="01e49994" officeooo:paragraph-rsid="0220fa87"/>
    </style:style>
    <style:style style:name="P61" style:family="paragraph" style:parent-style-name="Table_20_Contents">
      <style:paragraph-properties fo:text-align="center" style:justify-single-word="false"/>
      <style:text-properties officeooo:rsid="01d7ee6d" officeooo:paragraph-rsid="0220fa87"/>
    </style:style>
    <style:style style:name="P62" style:family="paragraph" style:parent-style-name="Table_20_Contents">
      <style:paragraph-properties fo:text-align="center" style:justify-single-word="false"/>
      <style:text-properties officeooo:rsid="01e2f5cc" officeooo:paragraph-rsid="0220fa87"/>
    </style:style>
    <style:style style:name="P63" style:family="paragraph" style:parent-style-name="Table_20_Contents">
      <style:paragraph-properties fo:text-align="center" style:justify-single-word="false"/>
      <style:text-properties officeooo:rsid="01b9a601" officeooo:paragraph-rsid="01b9a601"/>
    </style:style>
    <style:style style:name="P64"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65" style:family="paragraph" style:parent-style-name="Standard" style:list-style-name="L1">
      <style:paragraph-properties fo:text-align="end" style:justify-single-word="false" style:writing-mode="rl-tb"/>
      <style:text-properties officeooo:rsid="01235216" officeooo:paragraph-rsid="01235216"/>
    </style:style>
    <style:style style:name="P66" style:family="paragraph" style:parent-style-name="Standard" style:list-style-name="WWNum4">
      <style:paragraph-properties fo:text-align="end" style:justify-single-word="false" style:writing-mode="rl-tb"/>
    </style:style>
    <style:style style:name="P67" style:family="paragraph" style:parent-style-name="Standard" style:list-style-name="WWNum2">
      <style:paragraph-properties fo:text-align="end" style:justify-single-word="false" style:writing-mode="rl-tb"/>
    </style:style>
    <style:style style:name="P68" style:family="paragraph" style:parent-style-name="Standard" style:list-style-name="WWNum5">
      <style:paragraph-properties fo:text-align="end" style:justify-single-word="false" style:writing-mode="rl-tb"/>
    </style:style>
    <style:style style:name="P69" style:family="paragraph" style:parent-style-name="Standard" style:list-style-name="WWNum5">
      <style:paragraph-properties fo:text-align="end" style:justify-single-word="false" style:writing-mode="rl-tb"/>
      <style:text-properties officeooo:paragraph-rsid="001cbbca"/>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1aa69e9" style:font-weight-asian="normal" style:font-weight-complex="normal"/>
    </style:style>
    <style:style style:name="T6" style:family="text">
      <style:text-properties fo:font-weight="normal" officeooo:rsid="01d65059"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5984f9a"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39185" style:font-weight-asian="bold" style:font-weight-complex="bold"/>
    </style:style>
    <style:style style:name="T11" style:family="text">
      <style:text-properties fo:font-weight="bold" officeooo:rsid="005cabde" style:font-weight-asian="bold" style:font-weight-complex="bold"/>
    </style:style>
    <style:style style:name="T12" style:family="text">
      <style:text-properties fo:font-weight="bold" officeooo:rsid="01cb6d74" style:font-weight-asian="bold" style:font-weight-complex="bold"/>
    </style:style>
    <style:style style:name="T13" style:family="text">
      <style:text-properties fo:font-weight="bold" officeooo:rsid="01d04db3" style:font-weight-asian="bold" style:font-weight-complex="bold"/>
    </style:style>
    <style:style style:name="T14" style:family="text">
      <style:text-properties fo:font-weight="bold" officeooo:rsid="01fab7c4" style:font-weight-asian="bold" style:font-weight-complex="bold"/>
    </style:style>
    <style:style style:name="T15" style:family="text">
      <style:text-properties officeooo:rsid="0019214e"/>
    </style:style>
    <style:style style:name="T16" style:family="text">
      <style:text-properties officeooo:rsid="001affa8"/>
    </style:style>
    <style:style style:name="T17" style:family="text">
      <style:text-properties officeooo:rsid="001c35f2"/>
    </style:style>
    <style:style style:name="T18" style:family="text">
      <style:text-properties officeooo:rsid="001da3d7"/>
    </style:style>
    <style:style style:name="T19" style:family="text">
      <style:text-properties officeooo:rsid="00d06976"/>
    </style:style>
    <style:style style:name="T20" style:family="text">
      <style:text-properties fo:color="#000000" style:font-name="DejaVu Sans Mono" fo:font-size="10pt" fo:font-style="normal" fo:font-weight="normal" style:font-size-asian="10pt" style:font-style-asian="normal" style:font-weight-asian="normal" style:font-size-complex="10pt"/>
    </style:style>
    <style:style style:name="T21"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22" style:family="text">
      <style:text-properties fo:color="#000000" style:font-name="DejaVu Sans Mono" fo:font-size="11.5pt" fo:font-style="normal" fo:font-weight="normal" style:font-size-asian="11.5pt" style:font-style-asian="normal" style:font-weight-asian="normal"/>
    </style:style>
    <style:style style:name="T23" style:family="text">
      <style:text-properties fo:color="#000000" style:font-name="DejaVu Sans Mono" fo:font-size="11.5pt" fo:font-style="normal" fo:font-weight="normal" officeooo:rsid="05ee514d" style:font-size-asian="11.5pt" style:font-style-asian="normal" style:font-weight-asian="normal"/>
    </style:style>
    <style:style style:name="T24" style:family="text">
      <style:text-properties fo:color="#000000" style:font-name="DejaVu Sans Mono" fo:font-size="11.5pt" fo:language="en" fo:country="US" fo:font-style="normal" fo:font-weight="normal" officeooo:rsid="01fe44a1" style:font-size-asian="11.5pt" style:font-style-asian="normal" style:font-weight-asian="normal"/>
    </style:style>
    <style:style style:name="T25" style:family="text">
      <style:text-properties officeooo:rsid="00d97ba5"/>
    </style:style>
    <style:style style:name="T26" style:family="text">
      <style:text-properties officeooo:rsid="01235216"/>
    </style:style>
    <style:style style:name="T27" style:family="text">
      <style:text-properties officeooo:rsid="0123cf8b"/>
    </style:style>
    <style:style style:name="T28" style:family="text">
      <style:text-properties officeooo:rsid="01252a8a"/>
    </style:style>
    <style:style style:name="T29" style:family="text">
      <style:text-properties officeooo:rsid="0194c881"/>
    </style:style>
    <style:style style:name="T30" style:family="text">
      <style:text-properties officeooo:rsid="01969952"/>
    </style:style>
    <style:style style:name="T31" style:family="text">
      <style:text-properties fo:language="en" fo:country="US"/>
    </style:style>
    <style:style style:name="T32" style:family="text">
      <style:text-properties fo:language="en" fo:country="US" officeooo:rsid="01b27284"/>
    </style:style>
    <style:style style:name="T33" style:family="text">
      <style:text-properties fo:language="en" fo:country="US" fo:font-style="italic" style:font-style-asian="italic" style:font-style-complex="italic"/>
    </style:style>
    <style:style style:name="T34" style:family="text">
      <style:text-properties fo:language="en" fo:country="US" officeooo:rsid="01b53fec"/>
    </style:style>
    <style:style style:name="T35" style:family="text">
      <style:text-properties fo:language="en" fo:country="US" officeooo:rsid="01b6c829"/>
    </style:style>
    <style:style style:name="T36" style:family="text">
      <style:text-properties fo:language="en" fo:country="US" officeooo:rsid="01bd4214"/>
    </style:style>
    <style:style style:name="T37" style:family="text">
      <style:text-properties fo:language="en" fo:country="US" fo:font-weight="bold" officeooo:rsid="01fb90c7" style:font-weight-asian="bold" style:font-weight-complex="bold"/>
    </style:style>
    <style:style style:name="T38" style:family="text">
      <style:text-properties fo:language="en" fo:country="US" fo:font-weight="bold" officeooo:rsid="01fff46a" style:font-weight-asian="bold" style:font-weight-complex="bold"/>
    </style:style>
    <style:style style:name="T39" style:family="text">
      <style:text-properties fo:language="en" fo:country="US" fo:font-weight="bold" officeooo:rsid="0202cc52" style:font-weight-asian="bold" style:font-weight-complex="bold"/>
    </style:style>
    <style:style style:name="T40" style:family="text">
      <style:text-properties fo:language="en" fo:country="US" officeooo:rsid="01bf42c5"/>
    </style:style>
    <style:style style:name="T41" style:family="text">
      <style:text-properties fo:language="en" fo:country="US" officeooo:rsid="01c74860"/>
    </style:style>
    <style:style style:name="T42" style:family="text">
      <style:text-properties fo:language="en" fo:country="US" officeooo:rsid="01c741c9"/>
    </style:style>
    <style:style style:name="T43" style:family="text">
      <style:text-properties fo:language="en" fo:country="US" officeooo:rsid="01ce8be7"/>
    </style:style>
    <style:style style:name="T44" style:family="text">
      <style:text-properties fo:language="en" fo:country="US" officeooo:rsid="02142651"/>
    </style:style>
    <style:style style:name="T45" style:family="text">
      <style:text-properties fo:language="en" fo:country="US" officeooo:rsid="01e49994"/>
    </style:style>
    <style:style style:name="T46" style:family="text">
      <style:text-properties fo:language="en" fo:country="US" officeooo:rsid="021f52ff"/>
    </style:style>
    <style:style style:name="T47" style:family="text">
      <style:text-properties fo:language="en" fo:country="US" officeooo:rsid="01e5e2e3"/>
    </style:style>
    <style:style style:name="T48" style:family="text">
      <style:text-properties style:text-position="sub 58%" fo:language="en" fo:country="US"/>
    </style:style>
    <style:style style:name="T49" style:family="text">
      <style:text-properties officeooo:rsid="01b7c4ba"/>
    </style:style>
    <style:style style:name="T50" style:family="text">
      <style:text-properties officeooo:rsid="01be581c"/>
    </style:style>
    <style:style style:name="T51" style:family="text">
      <style:text-properties officeooo:rsid="01c54e92"/>
    </style:style>
    <style:style style:name="T52" style:family="text">
      <style:text-properties officeooo:rsid="01c741c9"/>
    </style:style>
    <style:style style:name="T53" style:family="text">
      <style:text-properties officeooo:rsid="042f394f"/>
    </style:style>
    <style:style style:name="T54" style:family="text">
      <style:text-properties officeooo:rsid="01d42879"/>
    </style:style>
    <style:style style:name="T55" style:family="text">
      <style:text-properties officeooo:rsid="01d44441"/>
    </style:style>
    <style:style style:name="T56" style:family="text">
      <style:text-properties officeooo:rsid="01d65059"/>
    </style:style>
    <style:style style:name="T57" style:family="text">
      <style:text-properties officeooo:rsid="01d7a87d"/>
    </style:style>
    <style:style style:name="T58" style:family="text">
      <style:text-properties officeooo:rsid="01ec191f"/>
    </style:style>
    <style:style style:name="T59" style:family="text">
      <style:text-properties officeooo:rsid="01f53650"/>
    </style:style>
    <style:style style:name="T60" style:family="text">
      <style:text-properties officeooo:rsid="01f59db7"/>
    </style:style>
    <style:style style:name="T61" style:family="text">
      <style:text-properties officeooo:rsid="01f7c7d9"/>
    </style:style>
    <style:style style:name="T62" style:family="text">
      <style:text-properties officeooo:rsid="01fb90c7"/>
    </style:style>
    <style:style style:name="T63" style:family="text">
      <style:text-properties officeooo:rsid="05d8b071"/>
    </style:style>
    <style:style style:name="T64" style:family="text">
      <style:text-properties fo:color="#000080" style:font-name="DejaVu Sans Mono" fo:font-size="10pt" fo:font-style="normal" fo:font-weight="bold" style:font-size-asian="10pt" style:font-style-asian="normal" style:font-weight-asian="bold" style:font-size-complex="10pt"/>
    </style:style>
    <style:style style:name="T65" style:family="text">
      <style:text-properties fo:color="#000080" style:font-name="DejaVu Sans Mono" fo:font-size="10pt" fo:font-style="normal" fo:font-weight="normal" style:font-size-asian="10pt" style:font-style-asian="normal" style:font-weight-asian="normal" style:font-size-complex="10pt"/>
    </style:style>
    <style:style style:name="T66" style:family="text">
      <style:text-properties fo:color="#000080" style:font-name="DejaVu Sans Mono" fo:font-size="11.5pt" fo:font-style="normal" fo:font-weight="bold" style:font-size-asian="11.5pt" style:font-style-asian="normal" style:font-weight-asian="bold"/>
    </style:style>
    <style:style style:name="T67" style:family="text">
      <style:text-properties fo:font-size="10pt" style:font-size-asian="10pt" style:font-size-complex="10pt"/>
    </style:style>
    <style:style style:name="T68" style:family="text">
      <style:text-properties fo:color="#94558d" style:font-name="DejaVu Sans Mono" fo:font-size="10pt" fo:font-style="normal" fo:font-weight="normal" style:font-size-asian="10pt" style:font-style-asian="normal" style:font-weight-asian="normal" style:font-size-complex="10pt"/>
    </style:style>
    <style:style style:name="T69" style:family="text">
      <style:text-properties fo:color="#808080" style:font-name="DejaVu Sans Mono" fo:font-size="10pt" fo:font-style="italic" fo:font-weight="normal" style:font-size-asian="10pt" style:font-style-asian="italic" style:font-weight-asian="normal" style:font-size-complex="10pt"/>
    </style:style>
    <style:style style:name="T70" style:family="text">
      <style:text-properties fo:color="#808080" style:font-name="DejaVu Sans Mono" fo:font-size="10pt" fo:font-style="normal" fo:font-weight="bold" style:font-size-asian="10pt" style:font-style-asian="normal" style:font-weight-asian="bold" style:font-size-complex="10pt"/>
    </style:style>
    <style:style style:name="T71" style:family="text">
      <style:text-properties fo:color="#808080" style:font-name="DejaVu Sans Mono" fo:font-size="11.5pt" fo:font-style="normal" fo:font-weight="normal" style:font-size-asian="11.5pt" style:font-style-asian="normal" style:font-weight-asian="normal"/>
    </style:style>
    <style:style style:name="T72" style:family="text">
      <style:text-properties officeooo:rsid="01fcf33a"/>
    </style:style>
    <style:style style:name="T73" style:family="text">
      <style:text-properties officeooo:rsid="01fe44a1"/>
    </style:style>
    <style:style style:name="T74" style:family="text">
      <style:text-properties officeooo:rsid="059c065b"/>
    </style:style>
    <style:style style:name="T75" style:family="text">
      <style:text-properties officeooo:rsid="020731f9"/>
    </style:style>
    <style:style style:name="T76" style:family="text">
      <style:text-properties officeooo:rsid="02083dd5"/>
    </style:style>
    <style:style style:name="T77" style:family="text">
      <style:text-properties officeooo:rsid="02093984"/>
    </style:style>
    <style:style style:name="T78" style:family="text">
      <style:text-properties officeooo:rsid="020b8a98"/>
    </style:style>
    <style:style style:name="T79" style:family="text">
      <style:text-properties officeooo:rsid="020f36b6"/>
    </style:style>
    <style:style style:name="T80" style:family="text">
      <style:text-properties officeooo:rsid="021003a2"/>
    </style:style>
    <style:style style:name="T81" style:family="text">
      <style:text-properties officeooo:rsid="02108a20"/>
    </style:style>
    <style:style style:name="T82" style:family="text">
      <style:text-properties officeooo:rsid="01e49994"/>
    </style:style>
    <style:style style:name="T83" style:family="text">
      <style:text-properties officeooo:rsid="01948b8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אוניברסיטת <text:span text:style-name="T19">אריאל בשומרון</text:span></text:p>
      <text:p text:style-name="P18">פקולטה: מדעי הטבע</text:p>
      <text:p text:style-name="P18">מחלקה: מדעי המחשב</text:p>
      <text:p text:style-name="P18"/>
      <text:p text:style-name="P29">שם הקורס: אלגוריתמים כלכליים</text:p>
      <text:p text:style-name="P23"><text:bookmark-start text:name="__DdeLink__41629_579322434"/>קוד הקורס: 2-7062310 <text:bookmark-end text:name="__DdeLink__41629_579322434"/>קבוצה 1</text:p>
      <text:p text:style-name="P20"><text:bookmark-start text:name="__DdeLink__16073_579322434"/>שם המרצה: אראל סגל-<text:bookmark-end text:name="__DdeLink__16073_579322434"/>הלוי</text:p>
      <text:p text:style-name="P19"><text:span text:style-name="T3">שנה ______ה'תש"ף_______ </text:span><text:span text:style-name="T1">סמסטר ___</text:span><text:span text:style-name="T2">א</text:span><text:span text:style-name="T1">___ <text:s/>מועד __</text:span><text:span text:style-name="T5">ב</text:span><text:span text:style-name="T1">__ <text:s/></text:span></text:p>
      <text:p text:style-name="P19"><text:span text:style-name="T1">תאריך בחינה:_</text:span><text:span text:style-name="T5">ט’ באדר ה’תש”ף</text:span><text:span text:style-name="T1">__</text:span><text:span text:style-name="T5">5</text:span><text:span text:style-name="T4">/</text:span><text:span text:style-name="T5">3</text:span><text:span text:style-name="T4">/2020</text:span><text:span text:style-name="T1">____</text:span></text:p>
      <text:p text:style-name="P18">משך הבחינה: 3 שעות </text:p>
      <text:p text:style-name="P18"/>
      <text:p text:style-name="P18"><text:bookmark text:name="_GoBack"/></text:p>
      <text:p text:style-name="P22">בבחינה חמש שאלות. <text:span text:style-name="T26">מותר לענות על כולן. </text:span></text:p>
      <text:list xml:id="list3737502563" text:style-name="L1">
        <text:list-item>
          <text:p text:style-name="P65">סכום הנקודות בכל השאלות הוא 120. מי שיקבל מעל 120 – ציונו יהיה 100.</text:p>
        </text:list-item>
      </text:list>
      <text:p text:style-name="P21"/>
      <text:p text:style-name="P21">יש לענות במחברת הבחינה.</text:p>
      <text:list xml:id="list989331142" text:style-name="WWNum4">
        <text:list-item>
          <text:p text:style-name="P66">אין צורך להעתיק את השאלון למחברת - השאלון יתפרסם <text:span text:style-name="T29">בגיטהאב</text:span> <text:span text:style-name="T30">של הקורס </text:span>לאחר הבחינה.</text:p>
        </text:list-item>
      </text:list>
      <text:p text:style-name="P21"/>
      <text:p text:style-name="P21">חומר עזר מותר בשימוש: דף-נוסחאות אישי בגודל פוליו (A4). <text:span text:style-name="T15">אפשר ל</text:span>כתוב משני צדי הדף.</text:p>
      <text:list xml:id="list3871572802" text:style-name="WWNum2">
        <text:list-header>
          <text:p text:style-name="P67"/>
        </text:list-header>
      </text:list>
      <text:p text:style-name="P21">הנחיות לפתרון שאלות תיכנות:</text:p>
      <text:list xml:id="list2838660379" text:style-name="WWNum5">
        <text:list-item>
          <text:p text:style-name="P69">מותר לכתוב קוד <text:span text:style-name="T18">בשפת פייתון, Java או ++C לפי בחירתכם.</text:span></text:p>
        </text:list-item>
        <text:list-item>
          <text:p text:style-name="P69"><text:span text:style-name="T17">מותר לכתוב גם </text:span>בפסאודו-קוד, <text:span text:style-name="T16">בתנאי שהקוד מדוייק ומפורט באותה רמה של שפת-תיכנות.</text:span></text:p>
        </text:list-item>
        <text:list-item>
          <text:p text:style-name="P68">יש לתעד את הקוד ולהסביר היטב בעברית מה עושה כל שורה ואיך זה מתאים לאלגוריתם.</text:p>
        </text:list-item>
        <text:list-item>
          <text:p text:style-name="P68">אתם לא נבחנים על התחביר של השפה אלא על האלגוריתם. העיקר שאוכל להבין מה עשיתם.</text:p>
        </text:list-item>
      </text:list>
      <text:p text:style-name="P21"/>
      <text:p text:style-name="P21">הנחיות כלליות:</text:p>
      <text:list xml:id="list111737179072186" text:continue-numbering="true" text:style-name="WWNum5">
        <text:list-item>
          <text:p text:style-name="P68">יש להסביר כל תשובה בפירוט. ניקוד מלא יינתן רק על תשובה נכונה עם הסבר נכון.</text:p>
        </text:list-item>
        <text:list-item>
          <text:p text:style-name="P68">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21"/>
      <text:p text:style-name="P2">בהצלחה!!</text:p>
      <text:p text:style-name="P2"/>
      <text:p text:style-name="P35">שאלה <text:span text:style-name="T25">1</text:span> [<text:span text:style-name="T50">30</text:span> נק']: <text:span text:style-name="T50">בחירת פרסומות לתחנת רדיו</text:span></text:p>
      <text:p text:style-name="P48">אתם מנהלים תחנת רדיו שבה, בכל יום, מוקצבות בסה”כ <text:span text:style-name="T82">999</text:span> שניות לפירסומות.</text:p>
      <text:p text:style-name="P48">לתחנה פונים <text:span text:style-name="T31">n מפרסמים. לכל מפרסם i יש פרסומת באורך נתון וידוע x</text:span><text:span text:style-name="T48">i</text:span><text:span text:style-name="T31">. אם הפרסומת של מפרסם i משודרת </text:span><text:span text:style-name="T32">ברדיו</text:span><text:span text:style-name="T31">, המפרסם </text:span><text:span text:style-name="T32">מקבל </text:span><text:span text:style-name="T31">ערך v</text:span><text:span text:style-name="T48">i</text:span><text:span text:style-name="T31"> ; הערכים האלה הם מידע פרטי של המפרסמים.</text:span></text:p>
      <text:p text:style-name="P51"><text:span text:style-name="T31">המטרה שלכם, כמנהלי התחנה, היא למקסם את </text:span><text:span text:style-name="T33">סכום הערכים </text:span><text:span text:style-name="T31">של המפרסמים, תחת האילוץ ש</text:span><text:span text:style-name="T33">סכום האורכים </text:span><text:span text:style-name="T31">של הפירסומות הוא לכל היותר </text:span><text:span text:style-name="T45">999</text:span><text:span text:style-name="T31">. <text:s/>במקביל, חשוב לכם לעודד את המפרסמים לגלות את </text:span><text:span text:style-name="T33">הערכים האמיתיים </text:span><text:span text:style-name="T31">שלהם לפירסומות.</text:span></text:p>
      <text:p text:style-name="P48"><text:span text:style-name="T31">א [</text:span><text:span text:style-name="T46">15</text:span><text:span text:style-name="T31"> נק’]. </text:span><text:span text:style-name="T32">נתון שמספר המפרסמים n=10. באיזה אלגוריתם תשתמשו? </text:span><text:span text:style-name="T40">תארו בפירוט את שלבי האלגוריתם והסבירו</text:span><text:span text:style-name="T32"> מדוע </text:span><text:span text:style-name="T40">הוא </text:span><text:span text:style-name="T32">מתאים לפתרון הבעיה. </text:span><text:span text:style-name="T34">הדגימו את האלגוריתם על </text:span><text:span text:style-name="T35">הנתונים הבאים:</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6"/>
          </table:table-cell>
          <table:table-cell table:style-name="Table1.A1" office:value-type="string">
            <text:p text:style-name="P57">מפרסם א</text:p>
          </table:table-cell>
          <table:table-cell table:style-name="Table1.A1" office:value-type="string">
            <text:p text:style-name="P57">מפרסם ב</text:p>
          </table:table-cell>
          <table:table-cell table:style-name="Table1.A1" office:value-type="string">
            <text:p text:style-name="P57">מפרסם ג</text:p>
          </table:table-cell>
          <table:table-cell table:style-name="Table1.E1" office:value-type="string">
            <text:p text:style-name="P57">מפרסם ד</text:p>
          </table:table-cell>
        </table:table-row>
        <table:table-row>
          <table:table-cell table:style-name="Table1.A2" office:value-type="string">
            <text:p text:style-name="P57">אורך הפרסומת <text:span text:style-name="T83">בשניות</text:span></text:p>
          </table:table-cell>
          <table:table-cell table:style-name="Table1.A2" office:value-type="string">
            <text:p text:style-name="P59">100</text:p>
          </table:table-cell>
          <table:table-cell table:style-name="Table1.A2" office:value-type="string">
            <text:p text:style-name="P59">200</text:p>
          </table:table-cell>
          <table:table-cell table:style-name="Table1.A2" office:value-type="string">
            <text:p text:style-name="P59">400</text:p>
          </table:table-cell>
          <table:table-cell table:style-name="Table1.E2" office:value-type="string">
            <text:p text:style-name="P60">900</text:p>
          </table:table-cell>
        </table:table-row>
        <table:table-row>
          <table:table-cell table:style-name="Table1.A2" office:value-type="string">
            <text:p text:style-name="P57">הערך למפרסם <text:span text:style-name="T83">באלפי ש"ח</text:span></text:p>
          </table:table-cell>
          <table:table-cell table:style-name="Table1.A2" office:value-type="string">
            <text:p text:style-name="P61">3</text:p>
          </table:table-cell>
          <table:table-cell table:style-name="Table1.A2" office:value-type="string">
            <text:p text:style-name="P61">5</text:p>
          </table:table-cell>
          <table:table-cell table:style-name="Table1.A2" office:value-type="string">
            <text:p text:style-name="P61">7</text:p>
          </table:table-cell>
          <table:table-cell table:style-name="Table1.E2" office:value-type="string">
            <text:p text:style-name="P62">9</text:p>
          </table:table-cell>
        </table:table-row>
      </table:table>
      <text:p text:style-name="P38"/>
      <text:p text:style-name="P48"><text:span text:style-name="T36">ב</text:span><text:span text:style-name="T32"> [</text:span><text:span text:style-name="T46">15</text:span><text:span text:style-name="T32"> נק’]. נתון שמספר המפרסמים n=</text:span><text:span text:style-name="T47">500</text:span><text:span text:style-name="T32">. באיזה אלגוריתם תשתמשו? </text:span><text:span text:style-name="T40">תארו בפירוט את שלבי האלגוריתם והסבירו</text:span><text:span text:style-name="T32"> מדוע </text:span><text:span text:style-name="T40">הוא </text:span><text:span text:style-name="T32">מתאים לפתרון הבעיה.</text:span><text:span text:style-name="T34">הדגימו את האלגוריתם על </text:span><text:span text:style-name="T35">הנתונים </text:span><text:span text:style-name="T36">של סעיף א.</text:span></text:p>
      <text:p text:style-name="P40"/>
      <text:p text:style-name="P25">שאלה <text:span text:style-name="T51">2</text:span> [<text:span text:style-name="T52">30</text:span> נק']: <text:span text:style-name="T52">החלפת כליות אמיתית</text:span></text:p>
      <text:p text:style-name="P9">במדינה כלשהי ישנם שני מרכזים רפואיים המבצעים השתלת כליות. במצב הנוכחי, כל מרכז רפואי מבצע החלפת כליות רק בין זוגות (תורם+חולה) המגיעים אליו. משרד הבריאות של אותה מדינה פנה אליכם וביקש מכם להקים תוכנית החלפת כליות ארצית, שבה יתבצעו החלפות כליה גם בין זוגות ממרכזים שונים. </text:p>
      <text:p text:style-name="P41">הערה: הטכנולוגיה הרפואית במדינה זו מאפשרת לבצע רק 4 ניתוחים במקביל (כלומר רק 2 תרומות במקביל).</text:p>
      <text:p text:style-name="P8">א [10 נק’]. תנו דוגמה הממחישה את חשיבות הקמת התוכנית הארצית. בפרט, תארו דוגמה שבה:</text:p>
      <text:list xml:id="list245287004" text:style-name="L2">
        <text:list-item>
          <text:p text:style-name="P42">בכל מרכז רפואי ישנם 4 זוגות של תורם+חולה ללא התאמה, ואפשר להציל רק 2 חולים ע"י החלפה פנימית;</text:p>
        </text:list-item>
        <text:list-item>
          <text:p text:style-name="P42">בעזרת התוכנית הארצית, אפשר להציל את כל 8 החולים.</text:p>
        </text:list-item>
      </text:list>
      <text:p text:style-name="P8">פרטו את סוג-הדם של כל תורם וכל חולה בדוגמה, והסבירו מדוע בלי התוכנית אפשר להציל רק 2 חולים בכל מרכז ועם התוכנית אפשר להציל את כל החולים.</text:p>
      <text:p text:style-name="P10">ב [10 נק’]. בסעיף זה הניחו ששני המרכזים הרפואיים הם דוברי-אמת, ומוסרים את כל המידע שבידם מרצונם החופשי. תארו אלגוריתם המקבל כקלט את הנתונים הרפואיים משני המרכזים, ומחליט איזה החלפת כליות לבצע, כך שהתוצאה תהיה יעילה פארטו. כיתבו מימוש של האלגוריתם בפייתון (בעזרת <text:span text:style-name="T31">networkx) או בפסאודו-קוד מפורט ומדוייק. </text:span><text:span text:style-name="T43">הקלט לאלגוריתם הוא רשימת הזוגות (תורם+חולה) וסוג-הדם של כל אחד מהם. </text:span><text:span text:style-name="T41">הדגימו על הדוגמה </text:span><text:span text:style-name="T43">מ</text:span><text:span text:style-name="T41">סעיף א.</text:span></text:p>
      <text:p text:style-name="P5"><text:span text:style-name="T42">ג [10 נק’]. בסעיף זה הניחו ששני המרכזים הרפואיים </text:span><text:span text:style-name="T41">אינם בהכרח </text:span><text:span text:style-name="T42">דוברי-אמת, </text:span><text:span text:style-name="T41">אלא עלולים להסתיר מידע על-מנת למקסם את מספר החולים שלהם המקבלים כליה. </text:span><text:span text:style-name="T42">תארו אלגוריתם </text:span><text:span text:style-name="T41">המחליט איזה החלפת-כליות לבצע, באופן המעודד את המרכזים הרפואיים למסור את כל המידע שבידם, ומבצע לפחות ½ ממספר ההשתלות המקסימלי. </text:span><text:span text:style-name="T42">כיתבו מימוש של האלגוריתם בפייתון (בעזרת networkx) או בפסאודו-קוד מפורט ומדוייק. </text:span><text:span text:style-name="T43">הקלט לאלגוריתם הוא רשימת הזוגות (תורם+חולה) וסוג-הדם של כל אחד מהם. </text:span><text:span text:style-name="T41">הדגימו על הדוגמה </text:span><text:span text:style-name="T43">מ</text:span><text:span text:style-name="T41">סעיף א.</text:span></text:p>
      <text:p text:style-name="P39"/>
      <text:p text:style-name="P26"><text:span text:style-name="T9">שאלה </text:span><text:span text:style-name="T12">3</text:span><text:span text:style-name="T11"> </text:span><text:span text:style-name="T9"><text:s/>[</text:span><text:span text:style-name="T13">20</text:span><text:span text:style-name="T10"> </text:span><text:span text:style-name="T9">נק']. </text:span><text:span text:style-name="T53">מערכת לתיאום תרומות לעמותות</text:span></text:p>
      <text:p text:style-name="P11">במדינה מסויימת יש 100 עמותות. כל אזרח במדינה תומך בחלק מהעמותות האלו אך לא בכולן. <text:span text:style-name="T54">כל אזרח במדינה מעוניין לתרום סכום-כסף כלשהו </text:span>לעמותות שהוא תומך בהן <text:span text:style-name="T54">בלבד. סכום התרומה הרצוי משתנה מאזרח לאזרח.</text:span> רמת השמחה של כל אזרח במדינה שווה לסכום הכולל של תרומות הניתנות לעמותות שהוא תומך בהן <text:span text:style-name="T55">(מכל התורמים יחד)</text:span>.</text:p>
      <text:p text:style-name="P11">עליכם לתכנן מערכת <text:span text:style-name="T55">שתתאם את התרומות של האזרחים השונים, בהתאם לדרישות הבאות:</text:span></text:p>
      <text:list xml:id="list264889747" text:style-name="L3">
        <text:list-item>
          <text:p text:style-name="P43">רמת השמחה של כל אזרח המשתתף במערכת היא גדולה לפחות כמו רמת השמחה שלו אילו לא היה משתתף.</text:p>
        </text:list-item>
        <text:list-item>
          <text:p text:style-name="P44">האלגוריתם מעודד כל אזרח לגלות את <text:span text:style-name="T59">הרשימה המדוייקת של </text:span>העמותות שהוא תומך בהן.</text:p>
        </text:list-item>
        <text:list-item>
          <text:p text:style-name="P45">החלוקה היא יעילה-פארטו <text:span text:style-name="T60">ביחס לקבוצת</text:span> החלוקות שבהן כל אזרח תורם רק לעמותות שהוא תומך בהן.</text:p>
        </text:list-item>
      </text:list>
      <text:p text:style-name="P7"><text:span text:style-name="T56">א [10 נק’]. </text:span>תארו <text:span text:style-name="T56">בפירוט את הקלט והפלט של המערכת: איך נראה מסך-הקלט המוצג לכל אזרח, ומה בדיוק צריך להקליד שם? איך נראה הפלט המוצג לכל אזרח? צרפו ציורי מסכים לדוגמה.</text:span></text:p>
      <text:p text:style-name="P6"><text:span text:style-name="T6">ב [10 נק’]</text:span>. <text:span text:style-name="T57">תארו אלגוריתם המקיים את הדרישות. נמקו את בחירתכם. הדגימו את פעולת האלגוריתם על הנתונים הבאים:</text:span></text:p>
      <text:list xml:id="list2175901273" text:style-name="L4">
        <text:list-item>
          <text:p text:style-name="P46">אזרח א תומך בעמותות <text:span text:style-name="T58">ע,פ ומוכן לתרום 100;</text:span></text:p>
        </text:list-item>
        <text:list-item>
          <text:p text:style-name="P46">אז<text:span text:style-name="T58">רח ב תומך בעמותות פ,צ ומוכן לתרום 200;</text:span></text:p>
        </text:list-item>
        <text:list-item>
          <text:p text:style-name="P47">אזרח ג תומך בעמותות <text:span text:style-name="T61">צ,ק</text:span> ומוכן לתרום 300.</text:p>
        </text:list-item>
      </text:list>
      <text:p text:style-name="P12"/>
      <text:p text:style-name="P13"/>
      <text:p text:style-name="P27"><text:span text:style-name="T9">שאלה</text:span><text:span text:style-name="T12"> </text:span><text:span text:style-name="T14">4</text:span><text:span text:style-name="T11"> </text:span><text:span text:style-name="T9"><text:s/>[</text:span><text:span text:style-name="T13">20</text:span><text:span text:style-name="T10"> </text:span><text:span text:style-name="T9">נק']. </text:span><text:span text:style-name="T37">חלוקת עוגה - תיכנות</text:span></text:p>
      <text:p text:style-name="P14">נניח שרוצים לחלק <text:span text:style-name="T63">נהר חד-ממדי, המיוצג </text:span>ע"י הקטע [0,1]. כל משתתף מיוצג ע"י המחלקה הבאה:</text:p>
      <text:p text:style-name="P31"><text:span text:style-name="T64">class </text:span><text:span text:style-name="T20">Agent:</text:span><text:span text:style-name="T67"><text:line-break/></text:span><text:span text:style-name="T20"> <text:s text:c="3"/></text:span><text:span text:style-name="T64">def </text:span><text:span text:style-name="T21">eval</text:span><text:span text:style-name="T20">(</text:span><text:span text:style-name="T68">self</text:span><text:span text:style-name="T20">, x:</text:span><text:span text:style-name="T65">float</text:span><text:span text:style-name="T20">)-&gt;</text:span><text:span text:style-name="T65">float</text:span><text:span text:style-name="T20">:</text:span><text:span text:style-name="T67"><text:line-break/></text:span><text:span text:style-name="T20"> <text:s text:c="7"/></text:span><text:span text:style-name="T69">"""</text:span><text:span text:style-name="T67"><text:line-break/></text:span><text:span text:style-name="T69"> <text:s text:c="7"/></text:span><text:span text:style-name="T70">:param <text:s text:c="3"/></text:span><text:span text:style-name="T69">x: a positive number representing a location on the cake.</text:span><text:span text:style-name="T67"><text:line-break/></text:span><text:span text:style-name="T69"> <text:s text:c="7"/></text:span><text:span text:style-name="T70">:return</text:span><text:span text:style-name="T69">: <text:s/>v: the value of the piece [0,x] for the agent.</text:span><text:span text:style-name="T67"><text:line-break/></text:span><text:span text:style-name="T69"> <text:s text:c="7"/>"""</text:span><text:span text:style-name="T67"><text:line-break/></text:span><text:span text:style-name="T69"> <text:s text:c="7"/></text:span><text:span text:style-name="T67"><text:line-break/><text:line-break/></text:span><text:span text:style-name="T64"> <text:s text:c="3"/>def </text:span><text:span text:style-name="T21">mark</text:span><text:span text:style-name="T20">(</text:span><text:span text:style-name="T68">self</text:span><text:span text:style-name="T20">, v:</text:span><text:span text:style-name="T65">float</text:span><text:span text:style-name="T20">)-&gt;</text:span><text:span text:style-name="T65">float</text:span><text:span text:style-name="T20">:</text:span><text:span text:style-name="T67"><text:line-break/></text:span><text:span text:style-name="T20"> <text:s text:c="7"/></text:span><text:span text:style-name="T69">"""</text:span><text:span text:style-name="T67"><text:line-break/></text:span><text:span text:style-name="T69"> <text:s text:c="7"/></text:span><text:span text:style-name="T70">:param</text:span><text:span text:style-name="T69"> <text:s text:c="3"/>v: a positive number representing a value of a piece.</text:span><text:span text:style-name="T67"><text:line-break/></text:span><text:span text:style-name="T69"> <text:s text:c="7"/></text:span><text:span text:style-name="T70">:return</text:span><text:span text:style-name="T69">: <text:s/>x: a number such that the value of [0,x] equals v.</text:span><text:span text:style-name="T67"><text:line-break/></text:span><text:span text:style-name="T69"> <text:s text:c="7"/>"""</text:span><text:span text:style-name="T67"><text:line-break/></text:span></text:p>
      <text:p text:style-name="P30"/>
      <text:p text:style-name="P14">א <text:span text:style-name="T72">[10 נק’]</text:span>. כיתבו <text:span text:style-name="T62">בפייתון (או פסאודו-קוד מפורט ומדוייק) </text:span>את אלגוריתם "חתוך ובחר":</text:p>
      <text:p text:style-name="P34"><text:span text:style-name="T66">def </text:span><text:span text:style-name="T22">cutAndChoose(</text:span><text:span text:style-name="T71">a:Agent</text:span><text:span text:style-name="T22">, </text:span><text:span text:style-name="T71">b:Agent</text:span><text:span text:style-name="T22">):</text:span><text:line-break/></text:p>
      <text:p text:style-name="P14">הפונקציה מקבלת שני שחקנים וכותבת את החלוקה בפורמט הבא (לדוגמה):</text:p>
      <text:p text:style-name="P32">Agent a receives [0,0.3]. <text:s/>Agent b receives [0.3,1].</text:p>
      <text:p text:style-name="P14"/>
      <text:p text:style-name="P15">ב <text:span text:style-name="T72">[10 נק’]</text:span>. כיתבו <text:span text:style-name="T62">בפייתון (או פסאודו-קוד מפורט ומדוייק) </text:span>את אלגוריתם “<text:span text:style-name="T73">המפחית האחרון”</text:span>:</text:p>
      <text:p text:style-name="P34"><text:span text:style-name="T66">def </text:span><text:span text:style-name="T23">alg</text:span><text:span text:style-name="T24">LastDiminisher</text:span><text:span text:style-name="T22">(</text:span><text:span text:style-name="T71">agents:List[Agent]</text:span><text:span text:style-name="T22">):</text:span><text:line-break/></text:p>
      <text:p text:style-name="P14">הפונקציה מקבלת מערך של שחקנים וכותבת את החלוקה בפורמט הבא (לדוגמה):</text:p>
      <text:p text:style-name="P33"><text:span text:style-name="T7">Agent 0 receives [0,0.3]. </text:span><text:span text:style-name="T8"><text:s/></text:span><text:span text:style-name="T7">Agent 1 receives [0.3,0.6]</text:span><text:span text:style-name="T8">.</text:span><text:span text:style-name="T7"> </text:span><text:span text:style-name="T8"><text:s/>Agent 2..</text:span></text:p>
      <text:p text:style-name="P24"/>
      <text:p text:style-name="P54"/>
      <text:p text:style-name="P28"><text:span text:style-name="T9">שאלה</text:span><text:span text:style-name="T12"> </text:span><text:span text:style-name="T38">5</text:span><text:span text:style-name="T11"> </text:span><text:span text:style-name="T9"><text:s/>[</text:span><text:span text:style-name="T13">20</text:span><text:span text:style-name="T10"> </text:span><text:span text:style-name="T9">נק']. </text:span><text:span text:style-name="T39">מיקסום רווח </text:span><text:span text:style-name="T74">עם מס</text:span></text:p>
      <text:p text:style-name="P16"><text:span text:style-name="T77">קבלן </text:span>מעוניין למכור <text:span text:style-name="T77">דירה אחת </text:span>לקונה אחד ולמקסם את <text:span text:style-name="T77">תוחלת <text:s/></text:span>הרווח שלו. התפלגות הערך של הקונה אחידה בין <text:span text:style-name="T78">1.5 מיליון לבין 3 מיליון ש"ח.</text:span></text:p>
      <text:p text:style-name="P17"><text:span text:style-name="T81">א</text:span> <text:span text:style-name="T76">[10 נק’]</text:span>. הממשלה מטילה מס של <text:span text:style-name="T80">0.</text:span><text:span text:style-name="T44">4</text:span><text:span text:style-name="T80"> מיליון ש"ח </text:span><text:span text:style-name="T7">על המוכר</text:span>. מהו המכרז הממקסם את תוחלת הרווח של המוכר? <text:span text:style-name="T75">ו</text:span>מהי תוחלת הרווח של המוכר? <text:span text:style-name="T79">נמקו ופרטו את חישוביכם.</text:span></text:p>
      <text:p text:style-name="P16">א <text:span text:style-name="T76">[10 נק’]</text:span>. הממשלה מטילה מס של <text:span text:style-name="T80">0.</text:span><text:span text:style-name="T44">4</text:span><text:span text:style-name="T80"> מיליון ש"ח </text:span><text:span text:style-name="T7">על הקונה</text:span>. מהו המכרז הממקסם את תוחלת הרווח של המוכר? <text:span text:style-name="T75">ו</text:span>מהי תוחלת הרווח של המוכר? <text:span text:style-name="T79">נמקו ופרטו את חישוביכם.</text:span></text:p>
      <text:p text:style-name="P16"/>
      <text:p text:style-name="P16"/>
      <text:p text:style-name="P16"/>
      <text:p text:style-name="P36">שאלה <text:span text:style-name="T27">6</text:span>. <text:span text:style-name="T28">תוספת נקודות</text:span></text:p>
      <text:p text:style-name="P4">אם שמכם הופיע באחד או יותר מקבצי הפתרונות שפורסמו בגיטהאב של הקורס, אנא ציינו את מספרי המטלות. <text:span text:style-name="T28">כל מטלה שבה שמכם הופיע, מזכה אתכם בתוספת של נקודה לציון הסופי.</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Sans Mono" svg:font-family="'DejaVu Sans Mono'" style:font-adornments="Regular"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date>2020-02-27T11:17:34.804205725</dc:date>
    <meta:editing-cycles>1664</meta:editing-cycles>
    <meta:editing-duration>P2DT20H21M12S</meta:editing-duration>
    <meta:generator>LibreOffice/6.2.8.2$Linux_X86_64 LibreOffice_project/20$Build-2</meta:generator>
    <dc:creator>Erel Segal-Halevi</dc:creator>
    <meta:document-statistic meta:table-count="1" meta:image-count="0" meta:object-count="0" meta:page-count="6" meta:paragraph-count="81" meta:word-count="1102" meta:character-count="6296" meta:non-whitespace-character-count="51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